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25cm" svg:stroke-color="#000000" draw:stroke-linejoin="round" draw:fill="solid" draw:fill-color="#eafbd2" fo:padding-top="0.187cm" fo:padding-bottom="0.187cm" fo:padding-left="0.312cm" fo:padding-right="0.312cm"/>
    </style:style>
    <style:style style:name="gr2" style:family="graphic" style:parent-style-name="standard">
      <style:graphic-properties draw:stroke="solid" svg:stroke-width="0.025cm" svg:stroke-color="#000000" draw:stroke-linejoin="round" draw:fill="solid" draw:fill-color="#ffffff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stroke-linejoin="round" draw:fill="solid" draw:fill-color="#fdfefb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615cm" fo:min-width="3.4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615cm" fo:min-width="1.66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615cm" fo:min-width="2.29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615cm" fo:min-width="3.342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0.395cm"/>
    </style:style>
    <style:style style:name="gr11" style:family="graphic" style:parent-style-name="standard">
      <style:graphic-properties draw:stroke="none" svg:stroke-color="#000000" draw:fill="none" draw:fill-color="#ffffff" fo:min-height="9.505cm"/>
    </style:style>
    <style:style style:name="gr12" style:family="graphic" style:parent-style-name="standard">
      <style:graphic-properties draw:stroke="none" svg:stroke-color="#000000" draw:fill="none" draw:fill-color="#ffffff" fo:min-height="8.6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4" style:family="graphic" style:parent-style-name="standard">
      <style:graphic-properties draw:stroke="none" svg:stroke-color="#000000" draw:fill="none" draw:fill-color="#ffffff" draw:textarea-vertical-align="top" fo:min-height="0.789cm"/>
    </style:style>
    <style:style style:name="gr15" style:family="graphic" style:parent-style-name="standard">
      <style:graphic-properties draw:stroke="none" svg:stroke-color="#000000" draw:fill="none" draw:fill-color="#ffffff" fo:min-height="9.0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28cm"/>
    </style:style>
    <style:style style:name="P1" style:family="paragraph">
      <loext:graphic-properties draw:fill="solid" draw:fill-color="#eafbd2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dfefb"/>
    </style:style>
    <style:style style:name="P4" style:family="paragraph">
      <loext:graphic-properties draw:fill="none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7d13" style:font-name="sans-serif" fo:font-size="15pt" fo:font-style="normal" fo:font-weight="10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822cm" svg:height="14.697cm" svg:x="0.115cm" svg:y="2.06cm" svg:viewBox="0 0 8823 14698" draw:points="4412,14698 0,14698 0,0 8823,0 8823,14698">
          <text:p/>
        </draw:polygon>
        <draw:path draw:style-name="gr2" draw:text-style-name="P2" draw:layer="layout" svg:width="8.25cm" svg:height="1.077cm" svg:x="0.395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0.412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0.477cm" svg:y="4.993cm" svg:viewBox="0 0 3779 1207" draw:points="1889,1207 0,1207 0,0 3779,0 3779,1207">
          <text:p/>
        </draw:polygon>
        <draw:path draw:style-name="gr3" draw:text-style-name="P3" draw:layer="layout" svg:width="8.086cm" svg:height="9.557cm" svg:x="0.477cm" svg:y="6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0.635cm" svg:y="3.725cm">
          <draw:text-box>
            <text:p/>
          </draw:text-box>
        </draw:frame>
        <draw:frame draw:style-name="gr5" draw:text-style-name="P4" draw:layer="layout" svg:width="3.448cm" svg:height="0.615cm" svg:x="0.635cm" svg:y="3.625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5.821cm" svg:y="3.725cm">
          <draw:text-box>
            <text:p/>
          </draw:text-box>
        </draw:frame>
        <draw:frame draw:style-name="gr6" draw:text-style-name="P4" draw:layer="layout" svg:width="1.661cm" svg:height="0.615cm" svg:x="5.821cm" svg:y="3.625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5.519cm" svg:y="5.129cm">
          <draw:text-box>
            <text:p/>
          </draw:text-box>
        </draw:frame>
        <draw:frame draw:style-name="gr7" draw:text-style-name="P4" draw:layer="layout" svg:width="2.296cm" svg:height="0.615cm" svg:x="5.519cm" svg:y="5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0.689cm" svg:y="5.106cm">
          <draw:text-box>
            <text:p/>
          </draw:text-box>
        </draw:frame>
        <draw:frame draw:style-name="gr8" draw:text-style-name="P4" draw:layer="layout" svg:width="3.342cm" svg:height="0.615cm" svg:x="0.689cm" svg:y="5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.068cm" svg:y="4.267cm">
          <draw:text-box>
            <text:p/>
          </draw:text-box>
        </draw:frame>
        <draw:frame draw:style-name="gr4" draw:text-style-name="P4" draw:layer="layout" svg:width="0.002cm" svg:height="0.937cm" svg:x="5.674cm" svg:y="4.267cm">
          <draw:text-box>
            <text:p/>
          </draw:text-box>
        </draw:frame>
        <draw:frame draw:style-name="gr4" draw:text-style-name="P4" draw:layer="layout" svg:width="0.002cm" svg:height="0.937cm" svg:x="1.696cm" svg:y="5.649cm">
          <draw:text-box>
            <text:p/>
          </draw:text-box>
        </draw:frame>
        <draw:frame draw:style-name="gr4" draw:text-style-name="P4" draw:layer="layout" svg:width="0.002cm" svg:height="0.937cm" svg:x="4.962cm" svg:y="5.7cm">
          <draw:text-box>
            <text:p/>
          </draw:text-box>
        </draw:frame>
        <draw:frame draw:style-name="gr9" draw:text-style-name="P7" draw:layer="layout" svg:width="8.255cm" svg:height="1.016cm" svg:x="0.381cm" svg:y="2.378cm">
          <draw:text-box>
            <text:p text:style-name="P6">Friends</text:p>
          </draw:text-box>
        </draw:frame>
        <draw:frame draw:style-name="gr10" draw:text-style-name="P8" draw:layer="layout" svg:width="3.81cm" svg:height="0.645cm" svg:x="0.381cm" svg:y="4.146cm">
          <draw:text-box>
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0" draw:text-style-name="P8" draw:layer="layout" svg:width="3.81cm" svg:height="0.645cm" svg:x="4.826cm" svg:y="4.146cm">
          <draw:text-box>
            <text:p text:style-name="P6"><text:span text:style-name="T2">S</text:span><text:span text:style-name="T2">e</text:span><text:span text:style-name="T2">l</text:span><text:span text:style-name="T2">f</text:span></text:p>
          </draw:text-box>
        </draw:frame>
        <draw:frame draw:style-name="gr10" draw:text-style-name="P8" draw:layer="layout" svg:width="3.81cm" svg:height="0.645cm" svg:x="0.481cm" svg:y="5.557cm">
          <draw:text-box>
            <text:p text:style-name="P6"><text:span text:style-name="T2">S</text:span><text:span text:style-name="T2">,</text:span><text:span text:style-name="T2"> </text:span><text:span text:style-name="T2">M</text:span><text:span text:style-name="T2"> </text:span><text:span text:style-name="T2">(</text:span><text:span text:style-name="T2">b</text:span><text:span text:style-name="T2">i</text:span><text:span text:style-name="T2">t</text:span><text:span text:style-name="T2"> </text:span><text:span text:style-name="T2">o</text:span><text:span text:style-name="T2">f</text:span><text:span text:style-name="T2"> </text:span><text:span text:style-name="T2">m</text:span><text:span text:style-name="T2">a</text:span><text:span text:style-name="T2">k</text:span><text:span text:style-name="T2">e</text:span><text:span text:style-name="T2">u</text:span><text:span text:style-name="T2">p</text:span><text:span text:style-name="T2">)</text:span></text:p>
          </draw:text-box>
        </draw:frame>
        <draw:frame draw:style-name="gr10" draw:text-style-name="P8" draw:layer="layout" svg:width="3.81cm" svg:height="0.645cm" svg:x="4.781cm" svg:y="5.557cm">
          <draw:text-box>
            <text:p text:style-name="P6"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1</text:span><text:span text:style-name="T2"> </text:span><text:span text:style-name="T2">m</text:span><text:span text:style-name="T2">i</text:span><text:span text:style-name="T2">n</text:span><text:span text:style-name="T2">.</text:span></text:p>
          </draw:text-box>
        </draw:frame>
        <draw:frame draw:style-name="gr11" draw:text-style-name="P9" draw:layer="layout" svg:width="8.255cm" svg:height="9.755cm" svg:x="0.381cm" svg:y="6.823cm">
          <draw:text-box>
            <text:p><text:span text:style-name="T3">T</text:span><text:span text:style-name="T3">a</text:span><text:span text:style-name="T3">r</text:span><text:span text:style-name="T3">g</text:span><text:span text:style-name="T3">e</text:span><text:span text:style-name="T3">t</text:span><text:span text:style-name="T4">:</text:span><text:span text:style-name="T4">O</text:span><text:span text:style-name="T4">n</text:span><text:span text:style-name="T4">e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n</text:span><text:span text:style-name="T4">'</text:span><text:span text:style-name="T4">t</text:span><text:span text:style-name="T4"> </text:span><text:span text:style-name="T4">h</text:span><text:span text:style-name="T4">o</text:span><text:span text:style-name="T4">s</text:span><text:span text:style-name="T4">t</text:span><text:span text:style-name="T4">i</text:span><text:span text:style-name="T4">l</text:span><text:span text:style-name="T4">e</text:span><text:span text:style-name="T4"> </text:span><text:span text:style-name="T4">t</text:span><text:span text:style-name="T4">o</text:span><text:span text:style-name="T4">w</text:span><text:span text:style-name="T4">a</text:span><text:span text:style-name="T4">r</text:span><text:span text:style-name="T4">d</text:span><text:span text:style-name="T4"> </text:span><text:span text:style-name="T4">y</text:span><text:span text:style-name="T4">o</text:span><text:span text:style-name="T4">u</text:span></text:p>
            <text:p><text:span text:style-name="T4"/></text:p>
            <text:p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3">a</text:span><text:span text:style-name="T3">d</text:span><text:span text:style-name="T3">v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 </text:span><text:span text:style-name="T3">o</text:span><text:span text:style-name="T3">n</text:span><text:span text:style-name="T3"> </text:span><text:span text:style-name="T3">a</text:span><text:span text:style-name="T3">l</text:span><text:span text:style-name="T3">l</text:span><text:span text:style-name="T3"> </text:span><text:span text:style-name="T3">C</text:span><text:span text:style-name="T3">h</text:span><text:span text:style-name="T3">a</text:span><text:span text:style-name="T3">r</text:span><text:span text:style-name="T3">i</text:span><text:span text:style-name="T3">s</text:span><text:span text:style-name="T3">m</text:span><text:span text:style-name="T3">a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s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o</text:span><text:span text:style-name="T4">n</text:span><text:span text:style-name="T4">e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n</text:span><text:span text:style-name="T4">’</text:span><text:span text:style-name="T4">t</text:span><text:span text:style-name="T4"> </text:span><text:span text:style-name="T4">h</text:span><text:span text:style-name="T4">o</text:span><text:span text:style-name="T4">s</text:span><text:span text:style-name="T4">t</text:span><text:span text:style-name="T4">i</text:span><text:span text:style-name="T4">l</text:span><text:span text:style-name="T4">e</text:span><text:span text:style-name="T4"> </text:span><text:span text:style-name="T4">t</text:span><text:span text:style-name="T4">o</text:span><text:span text:style-name="T4">w</text:span><text:span text:style-name="T4">a</text:span><text:span text:style-name="T4">r</text:span><text:span text:style-name="T4">d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e</text:span><text:span text:style-name="T4">n</text:span><text:span text:style-name="T4">d</text:span><text:span text:style-name="T4">s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r</text:span><text:span text:style-name="T4">e</text:span><text:span text:style-name="T4">a</text:span><text:span text:style-name="T4">l</text:span><text:span text:style-name="T4">i</text:span><text:span text:style-name="T4">z</text:span><text:span text:style-name="T4">e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y</text:span><text:span text:style-name="T4">o</text:span><text:span text:style-name="T4">u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m</text:span><text:span text:style-name="T4">a</text:span><text:span text:style-name="T4">g</text:span><text:span text:style-name="T4">i</text:span><text:span text:style-name="T4">c</text:span><text:span text:style-name="T4"> </text:span><text:span text:style-name="T4">t</text:span><text:span text:style-name="T4">o</text:span><text:span text:style-name="T4"> </text:span><text:span text:style-name="T4">i</text:span><text:span text:style-name="T4">n</text:span><text:span text:style-name="T4">f</text:span><text:span text:style-name="T4">l</text:span><text:span text:style-name="T4">u</text:span><text:span text:style-name="T4">e</text:span><text:span text:style-name="T4">n</text:span><text:span text:style-name="T4">c</text:span><text:span text:style-name="T4">e</text:span><text:span text:style-name="T4"> </text:span><text:span text:style-name="T4">i</text:span><text:span text:style-name="T4">t</text:span><text:span text:style-name="T4">s</text:span><text:span text:style-name="T4"> </text:span><text:span text:style-name="T4">m</text:span><text:span text:style-name="T4">o</text:span><text:span text:style-name="T4">o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b</text:span><text:span text:style-name="T4">e</text:span><text:span text:style-name="T4">c</text:span><text:span text:style-name="T4">o</text:span><text:span text:style-name="T4">m</text:span><text:span text:style-name="T4">e</text:span><text:span text:style-name="T4">s</text:span><text:span text:style-name="T4"> </text:span><text:span text:style-name="T4">h</text:span><text:span text:style-name="T4">o</text:span><text:span text:style-name="T4">s</text:span><text:span text:style-name="T4">t</text:span><text:span text:style-name="T4">i</text:span><text:span text:style-name="T4">l</text:span><text:span text:style-name="T4">e</text:span><text:span text:style-name="T4"> </text:span><text:span text:style-name="T4">t</text:span><text:span text:style-name="T4">o</text:span><text:span text:style-name="T4">w</text:span><text:span text:style-name="T4">a</text:span><text:span text:style-name="T4">r</text:span><text:span text:style-name="T4">d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4">A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p</text:span><text:span text:style-name="T4">r</text:span><text:span text:style-name="T4">o</text:span><text:span text:style-name="T4">n</text:span><text:span text:style-name="T4">e</text:span><text:span text:style-name="T4"> </text:span><text:span text:style-name="T4">t</text:span><text:span text:style-name="T4">o</text:span><text:span text:style-name="T4"> </text:span><text:span text:style-name="T4">v</text:span><text:span text:style-name="T4">i</text:span><text:span text:style-name="T4">o</text:span><text:span text:style-name="T4">l</text:span><text:span text:style-name="T4">e</text:span><text:span text:style-name="T4">n</text:span><text:span text:style-name="T4">c</text:span><text:span text:style-name="T4">e</text:span><text:span text:style-name="T4"> </text:span><text:span text:style-name="T4">m</text:span><text:span text:style-name="T4">i</text:span><text:span text:style-name="T4">g</text:span><text:span text:style-name="T4">h</text:span><text:span text:style-name="T4">t</text:span><text:span text:style-name="T4"> </text:span><text:span text:style-name="T4">a</text:span><text:span text:style-name="T4">t</text:span><text:span text:style-name="T4">t</text:span><text:span text:style-name="T4">a</text:span><text:span text:style-name="T4">c</text:span><text:span text:style-name="T4">k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4">A</text:span><text:span text:style-name="T4">n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m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e</text:span><text:span text:style-name="T4">e</text:span><text:span text:style-name="T4">k</text:span><text:span text:style-name="T4"> </text:span><text:span text:style-name="T4">r</text:span><text:span text:style-name="T4">e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w</text:span><text:span text:style-name="T4">a</text:span><text:span text:style-name="T4">y</text:span><text:span text:style-name="T4">s</text:span><text:span text:style-name="T4"> </text:span><text:span text:style-name="T4">(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M</text:span><text:span text:style-name="T4">’</text:span><text:span text:style-name="T4">s</text:span><text:span text:style-name="T4"> </text:span><text:span text:style-name="T4">d</text:span><text:span text:style-name="T4">i</text:span><text:span text:style-name="T4">s</text:span><text:span text:style-name="T4">c</text:span><text:span text:style-name="T4">r</text:span><text:span text:style-name="T4">e</text:span><text:span text:style-name="T4">t</text:span><text:span text:style-name="T4">i</text:span><text:span text:style-name="T4">o</text:span><text:span text:style-name="T4">n</text:span><text:span text:style-name="T4">)</text:span><text:span text:style-name="T4">,</text:span><text:span text:style-name="T4"> 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i</text:span><text:span text:style-name="T4">t</text:span><text:span text:style-name="T4">.</text:span></text:p>
          </draw:text-box>
        </draw:frame>
        <draw:polygon draw:style-name="gr1" draw:text-style-name="P1" draw:layer="layout" svg:width="8.822cm" svg:height="14.697cm" svg:x="9.081cm" svg:y="2.054cm" svg:viewBox="0 0 8823 14698" draw:points="4412,14698 0,14698 0,0 8823,0 8823,14698">
          <text:p/>
        </draw:polygon>
        <draw:path draw:style-name="gr2" draw:text-style-name="P2" draw:layer="layout" svg:width="8.25cm" svg:height="1.077cm" svg:x="9.361cm" svg:y="2.325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9.378cm" svg:y="3.578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3.582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4.987cm" svg:viewBox="0 0 3779 1207" draw:points="1889,1207 0,1207 0,0 3779,0 3779,1207">
          <text:p/>
        </draw:polygon>
        <draw:polygon draw:style-name="gr2" draw:text-style-name="P2" draw:layer="layout" svg:width="3.778cm" svg:height="1.206cm" svg:x="9.443cm" svg:y="4.987cm" svg:viewBox="0 0 3779 1207" draw:points="1889,1207 0,1207 0,0 3779,0 3779,1207">
          <text:p/>
        </draw:polygon>
        <draw:path draw:style-name="gr3" draw:text-style-name="P3" draw:layer="layout" svg:width="8.086cm" svg:height="9.557cm" svg:x="9.443cm" svg:y="6.784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9.601cm" svg:y="3.719cm">
          <draw:text-box>
            <text:p/>
          </draw:text-box>
        </draw:frame>
        <draw:frame draw:style-name="gr5" draw:text-style-name="P4" draw:layer="layout" svg:width="3.448cm" svg:height="0.615cm" svg:x="9.601cm" svg:y="3.619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14.787cm" svg:y="3.719cm">
          <draw:text-box>
            <text:p/>
          </draw:text-box>
        </draw:frame>
        <draw:frame draw:style-name="gr6" draw:text-style-name="P4" draw:layer="layout" svg:width="1.661cm" svg:height="0.615cm" svg:x="14.787cm" svg:y="3.619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14.485cm" svg:y="5.123cm">
          <draw:text-box>
            <text:p/>
          </draw:text-box>
        </draw:frame>
        <draw:frame draw:style-name="gr7" draw:text-style-name="P4" draw:layer="layout" svg:width="2.296cm" svg:height="0.615cm" svg:x="14.485cm" svg:y="5.023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9.655cm" svg:y="5.1cm">
          <draw:text-box>
            <text:p/>
          </draw:text-box>
        </draw:frame>
        <draw:frame draw:style-name="gr8" draw:text-style-name="P4" draw:layer="layout" svg:width="3.342cm" svg:height="0.615cm" svg:x="9.655cm" svg:y="5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0.034cm" svg:y="4.261cm">
          <draw:text-box>
            <text:p/>
          </draw:text-box>
        </draw:frame>
        <draw:frame draw:style-name="gr4" draw:text-style-name="P4" draw:layer="layout" svg:width="0.002cm" svg:height="0.937cm" svg:x="14.64cm" svg:y="4.261cm">
          <draw:text-box>
            <text:p/>
          </draw:text-box>
        </draw:frame>
        <draw:frame draw:style-name="gr4" draw:text-style-name="P4" draw:layer="layout" svg:width="0.002cm" svg:height="0.937cm" svg:x="10.662cm" svg:y="5.643cm">
          <draw:text-box>
            <text:p/>
          </draw:text-box>
        </draw:frame>
        <draw:frame draw:style-name="gr4" draw:text-style-name="P4" draw:layer="layout" svg:width="0.002cm" svg:height="0.937cm" svg:x="13.928cm" svg:y="5.694cm">
          <draw:text-box>
            <text:p/>
          </draw:text-box>
        </draw:frame>
        <draw:frame draw:style-name="gr9" draw:text-style-name="P7" draw:layer="layout" svg:width="8.255cm" svg:height="1.016cm" svg:x="9.347cm" svg:y="2.372cm">
          <draw:text-box>
            <text:p text:style-name="P6">Firebolt</text:p>
          </draw:text-box>
        </draw:frame>
        <draw:frame draw:style-name="gr10" draw:text-style-name="P8" draw:layer="layout" svg:width="3.81cm" svg:height="0.645cm" svg:x="9.347cm" svg:y="4.14cm">
          <draw:text-box>
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0" draw:text-style-name="P8" draw:layer="layout" svg:width="3.81cm" svg:height="0.645cm" svg:x="13.792cm" svg:y="4.14cm">
          <draw:text-box>
            <text:p text:style-name="P6"><text:span text:style-name="T2">1</text:span><text:span text:style-name="T2">2</text:span><text:span text:style-name="T2">0</text:span><text:span text:style-name="T2"> </text:span><text:span text:style-name="T2">f</text:span><text:span text:style-name="T2">e</text:span><text:span text:style-name="T2">e</text:span><text:span text:style-name="T2">t</text:span></text:p>
          </draw:text-box>
        </draw:frame>
        <draw:frame draw:style-name="gr10" draw:text-style-name="P8" draw:layer="layout" svg:width="3.81cm" svg:height="0.645cm" svg:x="9.447cm" svg:y="5.551cm">
          <draw:text-box>
            <text:p text:style-name="P6"><text:span text:style-name="T2">V</text:span><text:span text:style-name="T2">,</text:span><text:span text:style-name="T2"> </text:span><text:span text:style-name="T2">S</text:span></text:p>
          </draw:text-box>
        </draw:frame>
        <draw:frame draw:style-name="gr10" draw:text-style-name="P8" draw:layer="layout" svg:width="3.81cm" svg:height="0.645cm" svg:x="13.747cm" svg:y="5.551cm">
          <draw:text-box>
            <text:p text:style-name="P6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12" draw:text-style-name="P9" draw:layer="layout" svg:width="8.001cm" svg:height="8.891cm" svg:x="9.474cm" svg:y="6.817cm">
          <draw:text-box>
            <text:p><text:span text:style-name="T4">Y</text:span><text:span text:style-name="T4">o</text:span><text:span text:style-name="T4">u</text:span><text:span text:style-name="T4"> </text:span><text:span text:style-name="T4">h</text:span><text:span text:style-name="T4">u</text:span><text:span text:style-name="T4">r</text:span><text:span text:style-name="T4">l</text:span><text:span text:style-name="T4"> </text:span><text:span text:style-name="T4">a</text:span><text:span text:style-name="T4"> </text:span><text:span text:style-name="T4">m</text:span><text:span text:style-name="T4">o</text:span><text:span text:style-name="T4">t</text:span><text:span text:style-name="T4">e</text:span><text:span text:style-name="T4"> </text:span><text:span text:style-name="T4">o</text:span><text:span text:style-name="T4">f</text:span><text:span text:style-name="T4"> </text:span><text:span text:style-name="T4">f</text:span><text:span text:style-name="T4">i</text:span><text:span text:style-name="T4">r</text:span><text:span text:style-name="T4">e</text:span><text:span text:style-name="T4"> </text:span><text:span text:style-name="T4">a</text:span><text:span text:style-name="T4">t</text:span><text:span text:style-name="T4"> </text:span><text:span text:style-name="T4">a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r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r</text:span><text:span text:style-name="T4">a</text:span><text:span text:style-name="T4">n</text:span><text:span text:style-name="T4">g</text:span><text:span text:style-name="T4">e</text:span><text:span text:style-name="T4">.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r</text:span><text:span text:style-name="T4">a</text:span><text:span text:style-name="T4">n</text:span><text:span text:style-name="T4">g</text:span><text:span text:style-name="T4">e</text:span><text:span text:style-name="T4">d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a</text:span><text:span text:style-name="T4">t</text:span><text:span text:style-name="T4">t</text:span><text:span text:style-name="T4">a</text:span><text:span text:style-name="T4">c</text:span><text:span text:style-name="T4">k</text:span><text:span text:style-name="T4"> </text:span><text:span text:style-name="T4">a</text:span><text:span text:style-name="T4">g</text:span><text:span text:style-name="T4">a</text:span><text:span text:style-name="T4">i</text:span><text:span text:style-name="T4">n</text:span><text:span text:style-name="T4">s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.</text:span><text:span text:style-name="T4"> </text:span><text:span text:style-name="T4">O</text:span><text:span text:style-name="T4">n</text:span><text:span text:style-name="T4"> </text:span><text:span text:style-name="T4">a</text:span><text:span text:style-name="T4"> </text:span><text:span text:style-name="T4">h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t</text:span><text:span text:style-name="T4">a</text:span><text:span text:style-name="T4">k</text:span><text:span text:style-name="T4">e</text:span><text:span text:style-name="T4">s</text:span><text:span text:style-name="T4"> </text:span><text:span text:style-name="T3">1</text:span><text:span text:style-name="T3">d</text:span><text:span text:style-name="T3">1</text:span><text:span text:style-name="T3">0</text:span><text:span text:style-name="T3"> </text:span><text:span text:style-name="T3">f</text:span><text:span text:style-name="T3">i</text:span><text:span text:style-name="T3">r</text:span><text:span text:style-name="T3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.</text:span><text:span text:style-name="T4"> </text:span><text:span text:style-name="T4">A</text:span><text:span text:style-name="T4"> </text:span><text:span text:style-name="T4">f</text:span><text:span text:style-name="T4">l</text:span><text:span text:style-name="T4">a</text:span><text:span text:style-name="T4">m</text:span><text:span text:style-name="T4">m</text:span><text:span text:style-name="T4">a</text:span><text:span text:style-name="T4">b</text:span><text:span text:style-name="T4">l</text:span><text:span text:style-name="T4">e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 </text:span><text:span text:style-name="T4">h</text:span><text:span text:style-name="T4">i</text:span><text:span text:style-name="T4">t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i</text:span><text:span text:style-name="T4">g</text:span><text:span text:style-name="T4">n</text:span><text:span text:style-name="T4">i</text:span><text:span text:style-name="T4">t</text:span><text:span text:style-name="T4">e</text:span><text:span text:style-name="T4">s</text:span><text:span text:style-name="T4"> </text:span><text:span text:style-name="T4">i</text:span><text:span text:style-name="T4">f</text:span><text:span text:style-name="T4"> </text:span><text:span text:style-name="T4">i</text:span><text:span text:style-name="T4">t</text:span><text:span text:style-name="T4"> </text:span><text:span text:style-name="T4">i</text:span><text:span text:style-name="T4">s</text:span><text:span text:style-name="T4">n</text:span><text:span text:style-name="T4">’</text:span><text:span text:style-name="T4">t</text:span><text:span text:style-name="T4"> </text:span><text:span text:style-name="T4">b</text:span><text:span text:style-name="T4">e</text:span><text:span text:style-name="T4">i</text:span><text:span text:style-name="T4">n</text:span><text:span text:style-name="T4">g</text:span><text:span text:style-name="T4"> </text:span><text:span text:style-name="T4">w</text:span><text:span text:style-name="T4">o</text:span><text:span text:style-name="T4">r</text:span><text:span text:style-name="T4">n</text:span><text:span text:style-name="T4"> </text:span><text:span text:style-name="T4">o</text:span><text:span text:style-name="T4">r</text:span><text:span text:style-name="T4"> </text:span><text:span text:style-name="T4">c</text:span><text:span text:style-name="T4">a</text:span><text:span text:style-name="T4">r</text:span><text:span text:style-name="T4">r</text:span><text:span text:style-name="T4">i</text:span><text:span text:style-name="T4">e</text:span><text:span text:style-name="T4">d</text:span><text:span text:style-name="T4">.</text:span><text:span text:style-name="T4"> </text:span></text:p>
            <text:p><text:span text:style-name="T4"/></text:p>
            <text:p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’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b</text:span><text:span text:style-name="T4">y</text:span><text:span text:style-name="T4"> </text:span><text:span text:style-name="T4">1</text:span><text:span text:style-name="T4">d</text:span><text:span text:style-name="T4">1</text:span><text:span text:style-name="T4">0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y</text:span><text:span text:style-name="T4">o</text:span><text:span text:style-name="T4">u</text:span><text:span text:style-name="T4"> </text:span><text:span text:style-name="T4">r</text:span><text:span text:style-name="T4">e</text:span><text:span text:style-name="T4">a</text:span><text:span text:style-name="T4">c</text:span><text:span text:style-name="T4">h</text:span><text:span text:style-name="T4"> </text:span><text:span text:style-name="T4">5</text:span><text:span text:style-name="T4">t</text:span><text:span text:style-name="T4">h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(</text:span><text:span text:style-name="T4">2</text:span><text:span text:style-name="T4">d</text:span><text:span text:style-name="T4">1</text:span><text:span text:style-name="T4">0</text:span><text:span text:style-name="T4">)</text:span><text:span text:style-name="T4">,</text:span><text:span text:style-name="T4"> </text:span><text:span text:style-name="T4">1</text:span><text:span text:style-name="T4">1</text:span><text:span text:style-name="T4">t</text:span><text:span text:style-name="T4">h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(</text:span><text:span text:style-name="T4">3</text:span><text:span text:style-name="T4">d</text:span><text:span text:style-name="T4">1</text:span><text:span text:style-name="T4">0</text:span><text:span text:style-name="T4">)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1</text:span><text:span text:style-name="T4">7</text:span><text:span text:style-name="T4">t</text:span><text:span text:style-name="T4">h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(</text:span><text:span text:style-name="T4">4</text:span><text:span text:style-name="T4">d</text:span><text:span text:style-name="T4">1</text:span><text:span text:style-name="T4">0</text:span><text:span text:style-name="T4">)</text:span><text:span text:style-name="T4">.</text:span></text:p>
          </draw:text-box>
        </draw:frame>
        <draw:polygon draw:style-name="gr1" draw:text-style-name="P1" draw:layer="layout" svg:width="8.822cm" svg:height="14.697cm" svg:x="18.084cm" svg:y="2.06cm" svg:viewBox="0 0 8823 14698" draw:points="4412,14698 0,14698 0,0 8823,0 8823,14698">
          <text:p/>
        </draw:polygon>
        <draw:path draw:style-name="gr2" draw:text-style-name="P2" draw:layer="layout" svg:width="8.25cm" svg:height="1.077cm" svg:x="18.364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18.381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22.752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22.752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18.446cm" svg:y="4.993cm" svg:viewBox="0 0 3779 1207" draw:points="1889,1207 0,1207 0,0 3779,0 3779,1207">
          <text:p/>
        </draw:polygon>
        <draw:path draw:style-name="gr3" draw:text-style-name="P3" draw:layer="layout" svg:width="8.086cm" svg:height="9.557cm" svg:x="18.446cm" svg:y="6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18.504cm" svg:y="3.725cm">
          <draw:text-box>
            <text:p/>
          </draw:text-box>
        </draw:frame>
        <draw:frame draw:style-name="gr5" draw:text-style-name="P4" draw:layer="layout" svg:width="3.448cm" svg:height="0.615cm" svg:x="18.604cm" svg:y="3.625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23.79cm" svg:y="3.725cm">
          <draw:text-box>
            <text:p/>
          </draw:text-box>
        </draw:frame>
        <draw:frame draw:style-name="gr6" draw:text-style-name="P4" draw:layer="layout" svg:width="1.661cm" svg:height="0.615cm" svg:x="23.79cm" svg:y="3.625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23.488cm" svg:y="5.129cm">
          <draw:text-box>
            <text:p/>
          </draw:text-box>
        </draw:frame>
        <draw:frame draw:style-name="gr7" draw:text-style-name="P4" draw:layer="layout" svg:width="2.296cm" svg:height="0.615cm" svg:x="23.488cm" svg:y="5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18.658cm" svg:y="5.106cm">
          <draw:text-box>
            <text:p/>
          </draw:text-box>
        </draw:frame>
        <draw:frame draw:style-name="gr8" draw:text-style-name="P4" draw:layer="layout" svg:width="3.342cm" svg:height="0.615cm" svg:x="18.658cm" svg:y="5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9.037cm" svg:y="4.267cm">
          <draw:text-box>
            <text:p/>
          </draw:text-box>
        </draw:frame>
        <draw:frame draw:style-name="gr4" draw:text-style-name="P4" draw:layer="layout" svg:width="0.002cm" svg:height="0.937cm" svg:x="23.643cm" svg:y="4.267cm">
          <draw:text-box>
            <text:p/>
          </draw:text-box>
        </draw:frame>
        <draw:frame draw:style-name="gr4" draw:text-style-name="P4" draw:layer="layout" svg:width="0.002cm" svg:height="0.937cm" svg:x="19.665cm" svg:y="5.649cm">
          <draw:text-box>
            <text:p/>
          </draw:text-box>
        </draw:frame>
        <draw:frame draw:style-name="gr4" draw:text-style-name="P4" draw:layer="layout" svg:width="0.002cm" svg:height="0.937cm" svg:x="22.931cm" svg:y="5.7cm">
          <draw:text-box>
            <text:p/>
          </draw:text-box>
        </draw:frame>
        <draw:frame draw:style-name="gr9" draw:text-style-name="P7" draw:layer="layout" svg:width="8.255cm" svg:height="1.016cm" svg:x="18.35cm" svg:y="2.378cm">
          <draw:text-box>
            <text:p text:style-name="P6">Animated Scroll</text:p>
          </draw:text-box>
        </draw:frame>
        <draw:frame draw:style-name="gr10" draw:text-style-name="P8" draw:layer="layout" svg:width="3.81cm" svg:height="0.645cm" svg:x="18.35cm" svg:y="4.146cm">
          <draw:text-box>
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0" draw:text-style-name="P8" draw:layer="layout" svg:width="3.81cm" svg:height="0.645cm" svg:x="22.795cm" svg:y="4.146cm">
          <draw:text-box>
            <text:p text:style-name="P6"><text:span text:style-name="T2">T</text:span><text:span text:style-name="T2">o</text:span><text:span text:style-name="T2">u</text:span><text:span text:style-name="T2">c</text:span><text:span text:style-name="T2">h</text:span></text:p>
          </draw:text-box>
        </draw:frame>
        <draw:frame draw:style-name="gr10" draw:text-style-name="P8" draw:layer="layout" svg:width="3.81cm" svg:height="0.645cm" svg:x="18.45cm" svg:y="5.557cm">
          <draw:text-box>
            <text:p text:style-name="P6"><text:span text:style-name="T2">V</text:span><text:span text:style-name="T2">,</text:span><text:span text:style-name="T2"> </text:span><text:span text:style-name="T2">S</text:span><text:span text:style-name="T2">,</text:span><text:span text:style-name="T2"> </text:span><text:span text:style-name="T2">M</text:span><text:span text:style-name="T2"> </text:span><text:span text:style-name="T2">(</text:span><text:span text:style-name="T2">o</text:span><text:span text:style-name="T2">r</text:span><text:span text:style-name="T2">i</text:span><text:span text:style-name="T2">g</text:span><text:span text:style-name="T2">a</text:span><text:span text:style-name="T2">m</text:span><text:span text:style-name="T2">i</text:span><text:span text:style-name="T2">)</text:span></text:p>
          </draw:text-box>
        </draw:frame>
        <draw:frame draw:style-name="gr10" draw:text-style-name="P8" draw:layer="layout" svg:width="3.81cm" svg:height="0.645cm" svg:x="22.75cm" svg:y="5.557cm">
          <draw:text-box>
            <text:p text:style-name="P6"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2</text:span><text:span text:style-name="T2">4</text:span><text:span text:style-name="T2">h</text:span></text:p>
          </draw:text-box>
        </draw:frame>
        <draw:frame draw:style-name="gr11" draw:text-style-name="P10" draw:layer="layout" svg:width="8.255cm" svg:height="9.755cm" svg:x="18.35cm" svg:y="6.823cm">
          <draw:text-box>
            <text:p><text:span text:style-name="T5">T</text:span><text:span text:style-name="T5">h</text:span><text:span text:style-name="T5">e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o</text:span><text:span text:style-name="T5">r</text:span><text:span text:style-name="T5"> </text:span><text:span text:style-name="T5">p</text:span><text:span text:style-name="T5">a</text:span><text:span text:style-name="T5">r</text:span><text:span text:style-name="T5">c</text:span><text:span text:style-name="T5">h</text:span><text:span text:style-name="T5">m</text:span><text:span text:style-name="T5">e</text:span><text:span text:style-name="T5">n</text:span><text:span text:style-name="T5">t</text:span><text:span text:style-name="T5"> </text:span><text:span text:style-name="T5">m</text:span><text:span text:style-name="T5">u</text:span><text:span text:style-name="T5">s</text:span><text:span text:style-name="T5">t</text:span><text:span text:style-name="T5"> </text:span><text:span text:style-name="T5">b</text:span><text:span text:style-name="T5">e</text:span><text:span text:style-name="T5"> </text:span><text:span text:style-name="T5">f</text:span><text:span text:style-name="T5">o</text:span><text:span text:style-name="T5">l</text:span><text:span text:style-name="T5">d</text:span><text:span text:style-name="T5">e</text:span><text:span text:style-name="T5">d</text:span><text:span text:style-name="T5"> </text:span><text:span text:style-name="T5">i</text:span><text:span text:style-name="T5">n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h</text:span><text:span text:style-name="T5">a</text:span><text:span text:style-name="T5">p</text:span><text:span text:style-name="T5">e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 </text:span><text:span text:style-name="T5">a</text:span><text:span text:style-name="T5">n</text:span><text:span text:style-name="T5">i</text:span><text:span text:style-name="T5">m</text:span><text:span text:style-name="T5">a</text:span><text:span text:style-name="T5">l</text:span><text:span text:style-name="T5"> </text:span><text:span text:style-name="T5">b</text:span><text:span text:style-name="T5">e</text:span><text:span text:style-name="T5">f</text:span><text:span text:style-name="T5">o</text:span><text:span text:style-name="T5">r</text:span><text:span text:style-name="T5">e</text:span><text:span text:style-name="T5"> </text:span><text:span text:style-name="T5">c</text:span><text:span text:style-name="T5">a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.</text:span><text:span text:style-name="T5"> </text:span><text:span text:style-name="T5">I</text:span><text:span text:style-name="T5">t</text:span><text:span text:style-name="T5"> </text:span><text:span text:style-name="T5">t</text:span><text:span text:style-name="T5">h</text:span><text:span text:style-name="T5">e</text:span><text:span text:style-name="T5">n</text:span><text:span text:style-name="T5"> </text:span><text:span text:style-name="T5">b</text:span><text:span text:style-name="T5">e</text:span><text:span text:style-name="T5">c</text:span><text:span text:style-name="T5">o</text:span><text:span text:style-name="T5">m</text:span><text:span text:style-name="T5">e</text:span><text:span text:style-name="T5">s</text:span><text:span text:style-name="T5"> </text:span><text:span text:style-name="T5">a</text:span><text:span text:style-name="T5">n</text:span><text:span text:style-name="T5"> </text:span><text:span text:style-name="T5">a</text:span><text:span text:style-name="T5">n</text:span><text:span text:style-name="T5">i</text:span><text:span text:style-name="T5">m</text:span><text:span text:style-name="T5">a</text:span><text:span text:style-name="T5">t</text:span><text:span text:style-name="T5">e</text:span><text:span text:style-name="T5">d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a</text:span><text:span text:style-name="T5">n</text:span><text:span text:style-name="T5">i</text:span><text:span text:style-name="T5">m</text:span><text:span text:style-name="T5">a</text:span><text:span text:style-name="T5">l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k</text:span><text:span text:style-name="T5">i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o</text:span><text:span text:style-name="T5">l</text:span><text:span text:style-name="T5">d</text:span><text:span text:style-name="T5">e</text:span><text:span text:style-name="T5">d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m</text:span><text:span text:style-name="T5">o</text:span><text:span text:style-name="T5">s</text:span><text:span text:style-name="T5">t</text:span><text:span text:style-name="T5"> </text:span><text:span text:style-name="T5">c</text:span><text:span text:style-name="T5">l</text:span><text:span text:style-name="T5">o</text:span><text:span text:style-name="T5">s</text:span><text:span text:style-name="T5">e</text:span><text:span text:style-name="T5">l</text:span><text:span text:style-name="T5">y</text:span><text:span text:style-name="T5"> </text:span><text:span text:style-name="T5">r</text:span><text:span text:style-name="T5">e</text:span><text:span text:style-name="T5">s</text:span><text:span text:style-name="T5">e</text:span><text:span text:style-name="T5">m</text:span><text:span text:style-name="T5">b</text:span><text:span text:style-name="T5">l</text:span><text:span text:style-name="T5">e</text:span><text:span text:style-name="T5">s</text:span><text:span text:style-name="T5">.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u</text:span><text:span text:style-name="T5">s</text:span><text:span text:style-name="T5">e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a</text:span><text:span text:style-name="T5">t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y</text:span><text:span text:style-name="T5"> </text:span><text:span text:style-name="T5">b</text:span><text:span text:style-name="T5">e</text:span><text:span text:style-name="T5">a</text:span><text:span text:style-name="T5">s</text:span><text:span text:style-name="T5">t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h</text:span><text:span text:style-name="T5">a</text:span><text:span text:style-name="T5">s</text:span><text:span text:style-name="T5"> </text:span><text:span text:style-name="T5">a</text:span><text:span text:style-name="T5"> </text:span><text:span text:style-name="T5">c</text:span><text:span text:style-name="T5">h</text:span><text:span text:style-name="T5">a</text:span><text:span text:style-name="T5">l</text:span><text:span text:style-name="T5">l</text:span><text:span text:style-name="T5">e</text:span><text:span text:style-name="T5">n</text:span><text:span text:style-name="T5">g</text:span><text:span text:style-name="T5">e</text:span><text:span text:style-name="T5"> </text:span><text:span text:style-name="T5">r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o</text:span><text:span text:style-name="T5">f</text:span><text:span text:style-name="T5"> </text:span><text:span text:style-name="T5">0</text:span><text:span text:style-name="T5">.</text:span><text:span text:style-name="T5"> </text:span><text:span text:style-name="T5">I</text:span><text:span text:style-name="T5">t</text:span><text:span text:style-name="T5"> </text:span><text:span text:style-name="T5">i</text:span><text:span text:style-name="T5">s</text:span><text:span text:style-name="T5"> </text:span><text:span text:style-name="T5">m</text:span><text:span text:style-name="T5">a</text:span><text:span text:style-name="T5">d</text:span><text:span text:style-name="T5">e</text:span><text:span text:style-name="T5"> </text:span><text:span text:style-name="T5">o</text:span><text:span text:style-name="T5">f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,</text:span><text:span text:style-name="T5"> </text:span><text:span text:style-name="T5">n</text:span><text:span text:style-name="T5">o</text:span><text:span text:style-name="T5">t</text:span><text:span text:style-name="T5"> </text:span><text:span text:style-name="T5">f</text:span><text:span text:style-name="T5">l</text:span><text:span text:style-name="T5">e</text:span><text:span text:style-name="T5">s</text:span><text:span text:style-name="T5">h</text:span><text:span text:style-name="T5"> </text:span><text:span text:style-name="T5">a</text:span><text:span text:style-name="T5">n</text:span><text:span text:style-name="T5">d</text:span><text:span text:style-name="T5"> </text:span><text:span text:style-name="T5">b</text:span><text:span text:style-name="T5">o</text:span><text:span text:style-name="T5">n</text:span><text:span text:style-name="T5">e</text:span><text:span text:style-name="T5">,</text:span><text:span text:style-name="T5"> </text:span><text:span text:style-name="T5">b</text:span><text:span text:style-name="T5">u</text:span><text:span text:style-name="T5">t</text:span><text:span text:style-name="T5"> </text:span><text:span text:style-name="T5">i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d</text:span><text:span text:style-name="T5">o</text:span><text:span text:style-name="T5"> </text:span><text:span text:style-name="T5">a</text:span><text:span text:style-name="T5">n</text:span><text:span text:style-name="T5">y</text:span><text:span text:style-name="T5">t</text:span><text:span text:style-name="T5">h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a</text:span><text:span text:style-name="T5">l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c</text:span><text:span text:style-name="T5">a</text:span><text:span text:style-name="T5">n</text:span><text:span text:style-name="T5"> </text:span><text:span text:style-name="T5">d</text:span><text:span text:style-name="T5">o</text:span><text:span text:style-name="T5">:</text:span><text:span text:style-name="T5"> </text:span><text:span text:style-name="T5">a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o</text:span><text:span text:style-name="T5">w</text:span><text:span text:style-name="T5">l</text:span><text:span text:style-name="T5"> </text:span><text:span text:style-name="T5">c</text:span><text:span text:style-name="T5">a</text:span><text:span text:style-name="T5">n</text:span><text:span text:style-name="T5"> </text:span><text:span text:style-name="T5">f</text:span><text:span text:style-name="T5">l</text:span><text:span text:style-name="T5">y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t</text:span><text:span text:style-name="T5">t</text:span><text:span text:style-name="T5">a</text:span><text:span text:style-name="T5">c</text:span><text:span text:style-name="T5">k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i</text:span><text:span text:style-name="T5">t</text:span><text:span text:style-name="T5">s</text:span><text:span text:style-name="T5"> </text:span><text:span text:style-name="T5">t</text:span><text:span text:style-name="T5">a</text:span><text:span text:style-name="T5">l</text:span><text:span text:style-name="T5">o</text:span><text:span text:style-name="T5">n</text:span><text:span text:style-name="T5">s</text:span><text:span text:style-name="T5">,</text:span><text:span text:style-name="T5"> </text:span><text:span text:style-name="T5">a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f</text:span><text:span text:style-name="T5">r</text:span><text:span text:style-name="T5">o</text:span><text:span text:style-name="T5">g</text:span><text:span text:style-name="T5"> </text:span><text:span text:style-name="T5">c</text:span><text:span text:style-name="T5">a</text:span><text:span text:style-name="T5">n</text:span><text:span text:style-name="T5"> </text:span><text:span text:style-name="T5">s</text:span><text:span text:style-name="T5">w</text:span><text:span text:style-name="T5">i</text:span><text:span text:style-name="T5">m</text:span><text:span text:style-name="T5"> </text:span><text:span text:style-name="T5">w</text:span><text:span text:style-name="T5">i</text:span><text:span text:style-name="T5">t</text:span><text:span text:style-name="T5">h</text:span><text:span text:style-name="T5">o</text:span><text:span text:style-name="T5">u</text:span><text:span text:style-name="T5">t</text:span><text:span text:style-name="T5"> </text:span><text:span text:style-name="T5">d</text:span><text:span text:style-name="T5">i</text:span><text:span text:style-name="T5">s</text:span><text:span text:style-name="T5">i</text:span><text:span text:style-name="T5">n</text:span><text:span text:style-name="T5">t</text:span><text:span text:style-name="T5">e</text:span><text:span text:style-name="T5">g</text:span><text:span text:style-name="T5">r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i</text:span><text:span text:style-name="T5">n</text:span><text:span text:style-name="T5"> </text:span><text:span text:style-name="T5">w</text:span><text:span text:style-name="T5">a</text:span><text:span text:style-name="T5">t</text:span><text:span text:style-name="T5">e</text:span><text:span text:style-name="T5">r</text:span><text:span text:style-name="T5">,</text:span><text:span text:style-name="T5"> </text:span><text:span text:style-name="T5">a</text:span><text:span text:style-name="T5">n</text:span><text:span text:style-name="T5">d</text:span><text:span text:style-name="T5"> </text:span><text:span text:style-name="T5">s</text:span><text:span text:style-name="T5">o</text:span><text:span text:style-name="T5"> </text:span><text:span text:style-name="T5">f</text:span><text:span text:style-name="T5">o</text:span><text:span text:style-name="T5">r</text:span><text:span text:style-name="T5">t</text:span><text:span text:style-name="T5">h</text:span><text:span text:style-name="T5">.</text:span><text:span text:style-name="T5"> </text:span><text:span text:style-name="T5">I</text:span><text:span text:style-name="T5">t</text:span><text:span text:style-name="T5"> </text:span><text:span text:style-name="T5">f</text:span><text:span text:style-name="T5">o</text:span><text:span text:style-name="T5">l</text:span><text:span text:style-name="T5">l</text:span><text:span text:style-name="T5">o</text:span><text:span text:style-name="T5">w</text:span><text:span text:style-name="T5">s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s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b</text:span><text:span text:style-name="T5">e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i</text:span><text:span text:style-name="T5">t</text:span><text:span text:style-name="T5">s</text:span><text:span text:style-name="T5"> 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,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c</text:span><text:span text:style-name="T5">a</text:span><text:span text:style-name="T5">r</text:span><text:span text:style-name="T5">r</text:span><text:span text:style-name="T5">y</text:span><text:span text:style-name="T5">i</text:span><text:span text:style-name="T5">n</text:span><text:span text:style-name="T5">g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s</text:span><text:span text:style-name="T5"> </text:span><text:span text:style-name="T5">t</text:span><text:span text:style-name="T5">o</text:span><text:span text:style-name="T5"> </text:span><text:span text:style-name="T5">a</text:span><text:span text:style-name="T5"> </text:span><text:span text:style-name="T5">r</text:span><text:span text:style-name="T5">e</text:span><text:span text:style-name="T5">c</text:span><text:span text:style-name="T5">i</text:span><text:span text:style-name="T5">p</text:span><text:span text:style-name="T5">i</text:span><text:span text:style-name="T5">e</text:span><text:span text:style-name="T5">n</text:span><text:span text:style-name="T5">t</text:span><text:span text:style-name="T5"> </text:span><text:span text:style-name="T5">w</text:span><text:span text:style-name="T5">h</text:span><text:span text:style-name="T5">o</text:span><text:span text:style-name="T5">s</text:span><text:span text:style-name="T5">e</text:span><text:span text:style-name="T5"> </text:span><text:span text:style-name="T5">l</text:span><text:span text:style-name="T5">o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y</text:span><text:span text:style-name="T5">o</text:span><text:span text:style-name="T5">u</text:span><text:span text:style-name="T5"> </text:span><text:span text:style-name="T5">k</text:span><text:span text:style-name="T5">n</text:span><text:span text:style-name="T5">o</text:span><text:span text:style-name="T5">w</text:span><text:span text:style-name="T5">.</text:span></text:p>
            <text:p><text:span text:style-name="T5"/></text:p>
            <text:p><text:span text:style-name="T5">A</text:span><text:span text:style-name="T5">t</text:span><text:span text:style-name="T5"> </text:span><text:span text:style-name="T5">H</text:span><text:span text:style-name="T5">i</text:span><text:span text:style-name="T5">g</text:span><text:span text:style-name="T5">h</text:span><text:span text:style-name="T5">e</text:span><text:span text:style-name="T5">r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s</text:span><text:span text:style-name="T5">T</text:span><text:span text:style-name="T5">h</text:span><text:span text:style-name="T5">e</text:span><text:span text:style-name="T5"> </text:span><text:span text:style-name="T5">d</text:span><text:span text:style-name="T5">u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c</text:span><text:span text:style-name="T5">r</text:span><text:span text:style-name="T5">e</text:span><text:span text:style-name="T5">a</text:span><text:span text:style-name="T5">s</text:span><text:span text:style-name="T5">e</text:span><text:span text:style-name="T5">s</text:span><text:span text:style-name="T5"> </text:span><text:span text:style-name="T5">b</text:span><text:span text:style-name="T5">y</text:span><text:span text:style-name="T5"> </text:span><text:span text:style-name="T5">2</text:span><text:span text:style-name="T5">4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 </text:span><text:span text:style-name="T5">a</text:span><text:span text:style-name="T5">t</text:span><text:span text:style-name="T5"> </text:span><text:span text:style-name="T5">5</text:span><text:span text:style-name="T5">t</text:span><text:span text:style-name="T5">h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(</text:span><text:span text:style-name="T5">4</text:span><text:span text:style-name="T5">8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)</text:span><text:span text:style-name="T5">,</text:span><text:span text:style-name="T5"> </text:span><text:span text:style-name="T5">1</text:span><text:span text:style-name="T5">1</text:span><text:span text:style-name="T5">t</text:span><text:span text:style-name="T5">h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(</text:span><text:span text:style-name="T5">7</text:span><text:span text:style-name="T5">2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)</text:span><text:span text:style-name="T5">,</text:span><text:span text:style-name="T5"> </text:span><text:span text:style-name="T5">a</text:span><text:span text:style-name="T5">n</text:span><text:span text:style-name="T5">d</text:span><text:span text:style-name="T5"> </text:span><text:span text:style-name="T5">1</text:span><text:span text:style-name="T5">7</text:span><text:span text:style-name="T5">t</text:span><text:span text:style-name="T5">h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(</text:span><text:span text:style-name="T5">9</text:span><text:span text:style-name="T5">6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)</text:span><text:span text:style-name="T5">.</text:span></text:p>
          </draw:text-box>
        </draw:frame>
        <draw:frame draw:style-name="gr4" draw:text-style-name="P4" draw:layer="layout" svg:width="0.002cm" svg:height="0.937cm" svg:x="27.67cm" svg:y="3.719cm">
          <draw:text-box>
            <text:p/>
          </draw:text-box>
        </draw:frame>
        <draw:frame draw:style-name="gr4" draw:text-style-name="P4" draw:layer="layout" svg:width="0.002cm" svg:height="0.937cm" svg:x="27.724cm" svg:y="5.1cm">
          <draw:text-box>
            <text:p/>
          </draw:text-box>
        </draw:frame>
        <draw:frame draw:style-name="gr13" draw:text-style-name="P11" draw:layer="layout" svg:width="3.652cm" svg:height="1.195cm" svg:x="0.158cm" svg:y="0.075cm">
          <draw:text-box>
            <text:p><text:span text:style-name="T6">C</text:span><text:span text:style-name="T6">a</text:span><text:span text:style-name="T6">n</text:span><text:span text:style-name="T6">t</text:span><text:span text:style-name="T6">r</text:span><text:span text:style-name="T6">i</text:span><text:span text:style-name="T6">p</text:span><text:span text:style-name="T6">s</text:span></text:p>
          </draw:text-box>
        </draw:frame>
      </draw:page>
      <draw:page draw:name="page2" draw:style-name="dp1" draw:master-page-name="Default">
        <draw:polygon draw:style-name="gr1" draw:text-style-name="P1" draw:layer="layout" svg:width="8.822cm" svg:height="29.181cm" svg:x="0.115cm" svg:y="2.06cm" svg:viewBox="0 0 8823 29182" draw:points="4412,29182 0,29182 0,0 8823,0 8823,29182">
          <text:p/>
        </draw:polygon>
        <draw:path draw:style-name="gr2" draw:text-style-name="P2" draw:layer="layout" svg:width="8.25cm" svg:height="1.077cm" svg:x="0.395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0.412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0.477cm" svg:y="4.993cm" svg:viewBox="0 0 3779 1207" draw:points="1889,1207 0,1207 0,0 3779,0 3779,1207">
          <text:p/>
        </draw:polygon>
        <draw:path draw:style-name="gr3" draw:text-style-name="P3" draw:layer="layout" svg:width="8.086cm" svg:height="23.689cm" svg:x="0.477cm" svg:y="6.79cm" svg:viewBox="0 0 8087 23690" svg:d="M0 0h8087c0 0 0 14576 0 21905 0 1827-1011 1785-1011 1785h-1011-2021-2022-1011c0 0-1011 5-1011-1676 0-6169 0-22014 0-22014z">
          <text:p/>
        </draw:path>
        <draw:frame draw:style-name="gr4" draw:text-style-name="P4" draw:layer="layout" svg:width="0.002cm" svg:height="0.937cm" svg:x="0.635cm" svg:y="3.725cm">
          <draw:text-box>
            <text:p/>
          </draw:text-box>
        </draw:frame>
        <draw:frame draw:style-name="gr5" draw:text-style-name="P4" draw:layer="layout" svg:width="3.448cm" svg:height="0.615cm" svg:x="0.635cm" svg:y="3.625cm">
          <draw:text-box>
            <text:p text:style-name="P5"><text:span text:style-name="T1">Casting Time</text:span></text:p>
          </draw:text-box>
        </draw:frame>
        <draw:frame draw:style-name="gr4" draw:text-style-name="P4" draw:layer="layout" svg:width="0.002cm" svg:height="0.937cm" svg:x="5.821cm" svg:y="3.725cm">
          <draw:text-box>
            <text:p/>
          </draw:text-box>
        </draw:frame>
        <draw:frame draw:style-name="gr6" draw:text-style-name="P4" draw:layer="layout" svg:width="1.661cm" svg:height="0.615cm" svg:x="5.821cm" svg:y="3.625cm">
          <draw:text-box>
            <text:p text:style-name="P5"><text:span text:style-name="T1">Range</text:span></text:p>
          </draw:text-box>
        </draw:frame>
        <draw:frame draw:style-name="gr4" draw:text-style-name="P4" draw:layer="layout" svg:width="0.002cm" svg:height="0.937cm" svg:x="5.519cm" svg:y="5.129cm">
          <draw:text-box>
            <text:p/>
          </draw:text-box>
        </draw:frame>
        <draw:frame draw:style-name="gr7" draw:text-style-name="P4" draw:layer="layout" svg:width="2.296cm" svg:height="0.615cm" svg:x="5.519cm" svg:y="5.029cm">
          <draw:text-box>
            <text:p text:style-name="P5"><text:span text:style-name="T1">Durati</text:span><text:span text:style-name="T1">on</text:span></text:p>
          </draw:text-box>
        </draw:frame>
        <draw:frame draw:style-name="gr4" draw:text-style-name="P4" draw:layer="layout" svg:width="0.002cm" svg:height="0.937cm" svg:x="0.689cm" svg:y="5.106cm">
          <draw:text-box>
            <text:p/>
          </draw:text-box>
        </draw:frame>
        <draw:frame draw:style-name="gr8" draw:text-style-name="P4" draw:layer="layout" svg:width="3.342cm" svg:height="0.615cm" svg:x="0.689cm" svg:y="5.006cm">
          <draw:text-box>
            <text:p text:style-name="P5"><text:span text:style-name="T1">Compo</text:span><text:span text:style-name="T1">nents</text:span></text:p>
          </draw:text-box>
        </draw:frame>
        <draw:frame draw:style-name="gr4" draw:text-style-name="P4" draw:layer="layout" svg:width="0.002cm" svg:height="0.937cm" svg:x="1.068cm" svg:y="4.267cm">
          <draw:text-box>
            <text:p/>
          </draw:text-box>
        </draw:frame>
        <draw:frame draw:style-name="gr4" draw:text-style-name="P4" draw:layer="layout" svg:width="0.002cm" svg:height="0.937cm" svg:x="5.674cm" svg:y="4.267cm">
          <draw:text-box>
            <text:p/>
          </draw:text-box>
        </draw:frame>
        <draw:frame draw:style-name="gr4" draw:text-style-name="P4" draw:layer="layout" svg:width="0.002cm" svg:height="0.937cm" svg:x="1.696cm" svg:y="5.649cm">
          <draw:text-box>
            <text:p/>
          </draw:text-box>
        </draw:frame>
        <draw:frame draw:style-name="gr4" draw:text-style-name="P4" draw:layer="layout" svg:width="0.002cm" svg:height="0.937cm" svg:x="4.962cm" svg:y="5.7cm">
          <draw:text-box>
            <text:p/>
          </draw:text-box>
        </draw:frame>
        <draw:frame draw:style-name="gr9" draw:text-style-name="P7" draw:layer="layout" svg:width="8.255cm" svg:height="1.016cm" svg:x="0.381cm" svg:y="2.378cm">
          <draw:text-box>
            <text:p text:style-name="P6">Find Familiar</text:p>
          </draw:text-box>
        </draw:frame>
        <draw:frame draw:style-name="gr10" draw:text-style-name="P8" draw:layer="layout" svg:width="3.81cm" svg:height="0.645cm" svg:x="0.381cm" svg:y="4.146cm">
          <draw:text-box>
            <text:p text:style-name="P6"><text:span text:style-name="T2">1</text:span><text:span text:style-name="T2"> </text:span><text:span text:style-name="T2">h</text:span><text:span text:style-name="T2">o</text:span><text:span text:style-name="T2">u</text:span><text:span text:style-name="T2">r</text:span></text:p>
          </draw:text-box>
        </draw:frame>
        <draw:frame draw:style-name="gr10" draw:text-style-name="P8" draw:layer="layout" svg:width="3.81cm" svg:height="0.645cm" svg:x="4.826cm" svg:y="4.146cm">
          <draw:text-box>
            <text:p text:style-name="P6"><text:span text:style-name="T2">10 feet</text:span></text:p>
          </draw:text-box>
        </draw:frame>
        <draw:frame draw:style-name="gr14" draw:text-style-name="P8" draw:layer="layout" svg:width="4.218cm" svg:height="1.039cm" svg:x="0.354cm" svg:y="5.565cm">
          <draw:text-box>
            <text:p text:style-name="P6"><text:span text:style-name="T2">V,S,M (10gp herbs)</text:span></text:p>
          </draw:text-box>
        </draw:frame>
        <draw:frame draw:style-name="gr10" draw:text-style-name="P8" draw:layer="layout" svg:width="3.81cm" svg:height="0.645cm" svg:x="4.781cm" svg:y="5.557cm">
          <draw:text-box>
            <text:p text:style-name="P6"><text:span text:style-name="T2">Instantaneous</text:span></text:p>
          </draw:text-box>
        </draw:frame>
        <draw:frame draw:style-name="gr11" draw:text-style-name="P10" draw:layer="layout" svg:width="8.255cm" svg:height="22.055cm" svg:x="0.381cm" svg:y="6.858cm">
          <draw:text-box>
            <text:p><text:span text:style-name="T5">You gain the </text:span><text:span text:style-name="T5">service of a </text:span><text:span text:style-name="T5">familiar, a spirit </text:span><text:span text:style-name="T5">that takes a small </text:span><text:span text:style-name="T5">animal form you </text:span><text:span text:style-name="T5">choose. </text:span><text:span text:style-name="T5">Appearing in an </text:span><text:span text:style-name="T5">unoccupied </text:span><text:span text:style-name="T5">space within </text:span><text:span text:style-name="T5">range, the </text:span><text:span text:style-name="T5">familiar has the </text:span><text:span text:style-name="T5">statistics of the </text:span><text:span text:style-name="T5">chosen form, </text:span><text:span text:style-name="T5">though it is a </text:span><text:span text:style-name="T5">celestial, fey, or </text:span><text:span text:style-name="T5">fiend (your </text:span><text:span text:style-name="T5">choice) instead of </text:span><text:span text:style-name="T5">a beast. Your </text:span><text:span text:style-name="T5">familiar acts </text:span><text:span text:style-name="T5">independently of </text:span><text:span text:style-name="T5">you, but it always </text:span><text:span text:style-name="T5">obeys your </text:span><text:span text:style-name="T5">commands. In </text:span><text:span text:style-name="T5">combat, it rolls its </text:span><text:span text:style-name="T5">own initiative and </text:span><text:span text:style-name="T5">acts on its own </text:span><text:span text:style-name="T5">turn. A familiar </text:span><text:span text:style-name="T5">can’t attack, but it </text:span><text:span text:style-name="T5">can take other </text:span><text:span text:style-name="T5">actions as </text:span><text:span text:style-name="T5">normal. When the </text:span><text:span text:style-name="T5">familiar drops to </text:span><text:span text:style-name="T5">0 hit points, it </text:span><text:span text:style-name="T5">disappears, </text:span><text:span text:style-name="T5">leaving behind </text:span><text:span text:style-name="T5">no physical form. </text:span><text:span text:style-name="T5">It reappears after </text:span><text:span text:style-name="T5">you cast this </text:span><text:span text:style-name="T5">spell again While </text:span><text:span text:style-name="T5">your familiar is </text:span><text:span text:style-name="T5">within 100 feet of </text:span><text:span text:style-name="T5">you, you can </text:span><text:span text:style-name="T5">communicate </text:span><text:span text:style-name="T5">with it </text:span><text:span text:style-name="T5">telepathically. </text:span><text:span text:style-name="T5">Additionally, as </text:span><text:span text:style-name="T5">an action, you </text:span><text:span text:style-name="T5">can see through </text:span><text:span text:style-name="T5">your familiar’s </text:span><text:span text:style-name="T5">eyes and hear </text:span><text:span text:style-name="T5">what it hears until </text:span><text:span text:style-name="T5">the start of your </text:span><text:span text:style-name="T5">next turn, gaining </text:span><text:span text:style-name="T5">the benefits of </text:span><text:span text:style-name="T5">any special </text:span><text:span text:style-name="T5">senses that the </text:span><text:span text:style-name="T5">familiar has. </text:span><text:span text:style-name="T5">During this time, </text:span><text:span text:style-name="T5">you are deaf and </text:span><text:span text:style-name="T5">blind with regard </text:span><text:span text:style-name="T5">to your own </text:span><text:span text:style-name="T5">senses. As an </text:span><text:span text:style-name="T5">action, you can </text:span><text:span text:style-name="T5">temporarily </text:span><text:span text:style-name="T5">dismiss your </text:span><text:span text:style-name="T5">familiar. It </text:span><text:span text:style-name="T5">disappears into a </text:span><text:span text:style-name="T5">pocket dimension </text:span><text:span text:style-name="T5">where it awaits </text:span><text:span text:style-name="T5">your summons. </text:span><text:span text:style-name="T5">Alternatively, you </text:span><text:span text:style-name="T5">can dismiss it </text:span><text:span text:style-name="T5">forever. As an </text:span><text:span text:style-name="T5">action while it is </text:span><text:span text:style-name="T5">temporarily </text:span><text:span text:style-name="T5">dismissed, you </text:span><text:span text:style-name="T5">can cause it to </text:span><text:span text:style-name="T5">reappear in any </text:span><text:span text:style-name="T5">unoccupied </text:span><text:span text:style-name="T5">space within 30 </text:span><text:span text:style-name="T5">feet of you. You </text:span><text:span text:style-name="T5">can’t have more </text:span><text:span text:style-name="T5">than one familiar </text:span><text:span text:style-name="T5">at a time. If you </text:span><text:span text:style-name="T5">cast this spell </text:span><text:span text:style-name="T5">while you already </text:span><text:span text:style-name="T5">have a familiar, </text:span><text:span text:style-name="T5">you instead </text:span><text:span text:style-name="T5">cause it to adopt </text:span><text:span text:style-name="T5">a new form. </text:span><text:span text:style-name="T5">Choose one of </text:span><text:span text:style-name="T5">the forms from </text:span><text:span text:style-name="T5">the above list. </text:span><text:span text:style-name="T5">Your familiar </text:span><text:span text:style-name="T5">transforms into </text:span><text:span text:style-name="T5">the chosen </text:span><text:span text:style-name="T5">creature. Finally, </text:span><text:span text:style-name="T5">when you cast a </text:span><text:span text:style-name="T5">spell with a range </text:span><text:span text:style-name="T5">of touch, your </text:span><text:span text:style-name="T5">familiar can </text:span><text:span text:style-name="T5">deliver the spell </text:span><text:span text:style-name="T5">as if it had cast </text:span><text:span text:style-name="T5">the spell. Your </text:span><text:span text:style-name="T5">familiar must be </text:span><text:span text:style-name="T5">within 100 feet of </text:span><text:span text:style-name="T5">you, and it must </text:span><text:span text:style-name="T5">use its reaction to </text:span><text:span text:style-name="T5">deliver the spell </text:span><text:span text:style-name="T5">when you cast it. </text:span><text:span text:style-name="T5">If the spell </text:span><text:span text:style-name="T5">requires an </text:span><text:span text:style-name="T5">attack roll, you </text:span><text:span text:style-name="T5">use your attack </text:span><text:span text:style-name="T5">modifier for the </text:span><text:span text:style-name="T5">roll.</text:span></text:p>
          </draw:text-box>
        </draw:frame>
        <draw:polygon draw:style-name="gr1" draw:text-style-name="P1" draw:layer="layout" svg:width="8.822cm" svg:height="14.697cm" svg:x="9.081cm" svg:y="2.054cm" svg:viewBox="0 0 8823 14698" draw:points="4412,14698 0,14698 0,0 8823,0 8823,14698">
          <text:p/>
        </draw:polygon>
        <draw:path draw:style-name="gr2" draw:text-style-name="P2" draw:layer="layout" svg:width="8.25cm" svg:height="1.077cm" svg:x="9.361cm" svg:y="2.325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9.378cm" svg:y="3.578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3.582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4.987cm" svg:viewBox="0 0 3779 1207" draw:points="1889,1207 0,1207 0,0 3779,0 3779,1207">
          <text:p/>
        </draw:polygon>
        <draw:polygon draw:style-name="gr2" draw:text-style-name="P2" draw:layer="layout" svg:width="3.778cm" svg:height="1.206cm" svg:x="9.443cm" svg:y="4.987cm" svg:viewBox="0 0 3779 1207" draw:points="1889,1207 0,1207 0,0 3779,0 3779,1207">
          <text:p/>
        </draw:polygon>
        <draw:path draw:style-name="gr3" draw:text-style-name="P3" draw:layer="layout" svg:width="8.086cm" svg:height="9.557cm" svg:x="9.443cm" svg:y="6.784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9.601cm" svg:y="3.719cm">
          <draw:text-box>
            <text:p/>
          </draw:text-box>
        </draw:frame>
        <draw:frame draw:style-name="gr5" draw:text-style-name="P4" draw:layer="layout" svg:width="3.448cm" svg:height="0.615cm" svg:x="9.601cm" svg:y="3.619cm">
          <draw:text-box>
            <text:p text:style-name="P5"><text:span text:style-name="T1">Casting </text:span><text:span text:style-name="T1">Time</text:span></text:p>
          </draw:text-box>
        </draw:frame>
        <draw:frame draw:style-name="gr4" draw:text-style-name="P4" draw:layer="layout" svg:width="0.002cm" svg:height="0.937cm" svg:x="14.787cm" svg:y="3.719cm">
          <draw:text-box>
            <text:p/>
          </draw:text-box>
        </draw:frame>
        <draw:frame draw:style-name="gr6" draw:text-style-name="P4" draw:layer="layout" svg:width="1.661cm" svg:height="0.615cm" svg:x="14.787cm" svg:y="3.619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14.485cm" svg:y="5.123cm">
          <draw:text-box>
            <text:p/>
          </draw:text-box>
        </draw:frame>
        <draw:frame draw:style-name="gr7" draw:text-style-name="P4" draw:layer="layout" svg:width="2.296cm" svg:height="0.615cm" svg:x="14.485cm" svg:y="5.023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9.655cm" svg:y="5.1cm">
          <draw:text-box>
            <text:p/>
          </draw:text-box>
        </draw:frame>
        <draw:frame draw:style-name="gr8" draw:text-style-name="P4" draw:layer="layout" svg:width="3.342cm" svg:height="0.615cm" svg:x="9.655cm" svg:y="5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0.034cm" svg:y="4.261cm">
          <draw:text-box>
            <text:p/>
          </draw:text-box>
        </draw:frame>
        <draw:frame draw:style-name="gr4" draw:text-style-name="P4" draw:layer="layout" svg:width="0.002cm" svg:height="0.937cm" svg:x="14.64cm" svg:y="4.261cm">
          <draw:text-box>
            <text:p/>
          </draw:text-box>
        </draw:frame>
        <draw:frame draw:style-name="gr4" draw:text-style-name="P4" draw:layer="layout" svg:width="0.002cm" svg:height="0.937cm" svg:x="10.662cm" svg:y="5.643cm">
          <draw:text-box>
            <text:p/>
          </draw:text-box>
        </draw:frame>
        <draw:frame draw:style-name="gr4" draw:text-style-name="P4" draw:layer="layout" svg:width="0.002cm" svg:height="0.937cm" svg:x="13.928cm" svg:y="5.694cm">
          <draw:text-box>
            <text:p/>
          </draw:text-box>
        </draw:frame>
        <draw:frame draw:style-name="gr9" draw:text-style-name="P7" draw:layer="layout" svg:width="8.255cm" svg:height="1.016cm" svg:x="9.347cm" svg:y="2.372cm">
          <draw:text-box>
            <text:p text:style-name="P6">Thunderwave</text:p>
          </draw:text-box>
        </draw:frame>
        <draw:frame draw:style-name="gr10" draw:text-style-name="P8" draw:layer="layout" svg:width="3.81cm" svg:height="0.645cm" svg:x="9.347cm" svg:y="4.14cm">
          <draw:text-box>
            <text:p text:style-name="P6"><text:span text:style-name="T2">1 Action</text:span></text:p>
          </draw:text-box>
        </draw:frame>
        <draw:frame draw:style-name="gr10" draw:text-style-name="P8" draw:layer="layout" svg:width="3.81cm" svg:height="0.645cm" svg:x="13.792cm" svg:y="4.14cm">
          <draw:text-box>
            <text:p text:style-name="P6"><text:span text:style-name="T2">S</text:span><text:span text:style-name="T2">e</text:span><text:span text:style-name="T2">l</text:span><text:span text:style-name="T2">f</text:span><text:span text:style-name="T2"> </text:span><text:span text:style-name="T2">(</text:span><text:span text:style-name="T2">1</text:span><text:span text:style-name="T2">5</text:span><text:span text:style-name="T2"> </text:span><text:span text:style-name="T2">f</text:span><text:span text:style-name="T2">t</text:span><text:span text:style-name="T2">.</text:span><text:span text:style-name="T2"> </text:span><text:span text:style-name="T2">c</text:span><text:span text:style-name="T2">u</text:span><text:span text:style-name="T2">b</text:span><text:span text:style-name="T2">e</text:span><text:span text:style-name="T2">)</text:span></text:p>
          </draw:text-box>
        </draw:frame>
        <draw:frame draw:style-name="gr10" draw:text-style-name="P8" draw:layer="layout" svg:width="3.81cm" svg:height="0.645cm" svg:x="9.447cm" svg:y="5.551cm">
          <draw:text-box>
            <text:p text:style-name="P6"><text:span text:style-name="T2">V</text:span><text:span text:style-name="T2">,</text:span><text:span text:style-name="T2"> </text:span><text:span text:style-name="T2">S</text:span></text:p>
          </draw:text-box>
        </draw:frame>
        <draw:frame draw:style-name="gr10" draw:text-style-name="P8" draw:layer="layout" svg:width="3.81cm" svg:height="0.645cm" svg:x="13.747cm" svg:y="5.551cm">
          <draw:text-box>
            <text:p text:style-name="P6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15" draw:text-style-name="P9" draw:layer="layout" svg:width="8.001cm" svg:height="9.323cm" svg:x="9.474cm" svg:y="6.817cm">
          <draw:text-box>
            <text:p><text:span text:style-name="T4">A</text:span><text:span text:style-name="T4"> </text:span><text:span text:style-name="T4">w</text:span><text:span text:style-name="T4">a</text:span><text:span text:style-name="T4">v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u</text:span><text:span text:style-name="T4">n</text:span><text:span text:style-name="T4">d</text:span><text:span text:style-name="T4">e</text:span><text:span text:style-name="T4">r</text:span><text:span text:style-name="T4">o</text:span><text:span text:style-name="T4">u</text:span><text:span text:style-name="T4">s</text:span><text:span text:style-name="T4"> </text:span><text:span text:style-name="T4">f</text:span><text:span text:style-name="T4">o</text:span><text:span text:style-name="T4">r</text:span><text:span text:style-name="T4">c</text:span><text:span text:style-name="T4">e</text:span><text:span text:style-name="T4"> </text:span><text:span text:style-name="T4">s</text:span><text:span text:style-name="T4">w</text:span><text:span text:style-name="T4">e</text:span><text:span text:style-name="T4">e</text:span><text:span text:style-name="T4">p</text:span><text:span text:style-name="T4">s</text:span><text:span text:style-name="T4"> </text:span><text:span text:style-name="T4">o</text:span><text:span text:style-name="T4">u</text:span><text:span text:style-name="T4">t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3">E</text:span><text:span text:style-name="T3">a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1</text:span><text:span text:style-name="T3">5</text:span><text:span text:style-name="T3">-</text:span><text:span text:style-name="T3">f</text:span><text:span text:style-name="T3">o</text:span><text:span text:style-name="T3">o</text:span><text:span text:style-name="T3">t</text:span><text:span text:style-name="T3"> </text:span><text:span text:style-name="T3">c</text:span><text:span text:style-name="T3">u</text:span><text:span text:style-name="T3">b</text:span><text:span text:style-name="T3">e</text:span><text:span text:style-name="T4"> </text:span><text:span text:style-name="T4">o</text:span><text:span text:style-name="T4">r</text:span><text:span text:style-name="T4">i</text:span><text:span text:style-name="T4">g</text:span><text:span text:style-name="T4">i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y</text:span><text:span text:style-name="T4">o</text:span><text:span text:style-name="T4">u</text:span><text:span text:style-name="T4"> </text:span><text:span text:style-name="T4">m</text:span><text:span text:style-name="T4">u</text:span><text:span text:style-name="T4">s</text:span><text:span text:style-name="T4">t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a</text:span><text:span text:style-name="T4">v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r</text:span><text:span text:style-name="T4">o</text:span><text:span text:style-name="T4">w</text:span><text:span text:style-name="T4">.</text:span><text:span text:style-name="T4"> </text:span><text:span text:style-name="T4">O</text:span><text:span text:style-name="T4">n</text:span><text:span text:style-name="T4"> </text:span><text:span text:style-name="T4">a</text:span><text:span text:style-name="T4"> </text:span><text:span text:style-name="T4">f</text:span><text:span text:style-name="T4">a</text:span><text:span text:style-name="T4">i</text:span><text:span text:style-name="T4">l</text:span><text:span text:style-name="T4">e</text:span><text:span text:style-name="T4">d</text:span><text:span text:style-name="T4"> </text:span><text:span text:style-name="T4">s</text:span><text:span text:style-name="T4">a</text:span><text:span text:style-name="T4">v</text:span><text:span text:style-name="T4">e</text:span><text:span text:style-name="T4">,</text:span><text:span text:style-name="T4"> </text:span><text:span text:style-name="T4">a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t</text:span><text:span text:style-name="T4">a</text:span><text:span text:style-name="T4">k</text:span><text:span text:style-name="T4">e</text:span><text:span text:style-name="T4">s</text:span><text:span text:style-name="T4"> </text:span><text:span text:style-name="T3">2</text:span><text:span text:style-name="T3">d</text:span><text:span text:style-name="T3">8</text:span><text:span text:style-name="T4"> </text:span><text:span text:style-name="T4">t</text:span><text:span text:style-name="T4">h</text:span><text:span text:style-name="T4">u</text:span><text:span text:style-name="T4">n</text:span><text:span text:style-name="T4">d</text:span><text:span text:style-name="T4">e</text:span><text:span text:style-name="T4">r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3">p</text:span><text:span text:style-name="T3">u</text:span><text:span text:style-name="T3">s</text:span><text:span text:style-name="T3">h</text:span><text:span text:style-name="T3">e</text:span><text:span text:style-name="T3">d</text:span><text:span text:style-name="T3"> </text:span><text:span text:style-name="T3">1</text:span><text:span text:style-name="T3">0</text:span><text:span text:style-name="T3"> </text:span><text:span text:style-name="T3">f</text:span><text:span text:style-name="T3">e</text:span><text:span text:style-name="T3">e</text:span><text:span text:style-name="T3">t</text:span><text:span text:style-name="T4"> </text:span><text:span text:style-name="T4">a</text:span><text:span text:style-name="T4">w</text:span><text:span text:style-name="T4">a</text:span><text:span text:style-name="T4">y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4">O</text:span><text:span text:style-name="T4">n</text:span><text:span text:style-name="T4"> </text:span><text:span text:style-name="T4">a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f</text:span><text:span text:style-name="T4">u</text:span><text:span text:style-name="T4">l</text:span><text:span text:style-name="T4"> </text:span><text:span text:style-name="T4">s</text:span><text:span text:style-name="T4">a</text:span><text:span text:style-name="T4">v</text:span><text:span text:style-name="T4">e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t</text:span><text:span text:style-name="T4">a</text:span><text:span text:style-name="T4">k</text:span><text:span text:style-name="T4">e</text:span><text:span text:style-name="T4">s</text:span><text:span text:style-name="T4"> </text:span><text:span text:style-name="T4">h</text:span><text:span text:style-name="T4">a</text:span><text:span text:style-name="T4">l</text:span><text:span text:style-name="T4">f</text:span><text:span text:style-name="T4"> </text:span><text:span text:style-name="T4">a</text:span><text:span text:style-name="T4">s</text:span><text:span text:style-name="T4"> </text:span><text:span text:style-name="T4">m</text:span><text:span text:style-name="T4">u</text:span><text:span text:style-name="T4">c</text:span><text:span text:style-name="T4">h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n</text:span><text:span text:style-name="T4">’</text:span><text:span text:style-name="T4">t</text:span><text:span text:style-name="T4"> </text:span><text:span text:style-name="T4">p</text:span><text:span text:style-name="T4">u</text:span><text:span text:style-name="T4">s</text:span><text:span text:style-name="T4">h</text:span><text:span text:style-name="T4">e</text:span><text:span text:style-name="T4">d</text:span><text:span text:style-name="T4">.</text:span><text:span text:style-name="T4"> </text:span><text:span text:style-name="T4">I</text:span><text:span text:style-name="T4">n</text:span><text:span text:style-name="T4"> </text:span><text:span text:style-name="T4">a</text:span><text:span text:style-name="T4">d</text:span><text:span text:style-name="T4">d</text:span><text:span text:style-name="T4">i</text:span><text:span text:style-name="T4">t</text:span><text:span text:style-name="T4">i</text:span><text:span text:style-name="T4">o</text:span><text:span text:style-name="T4">n</text:span><text:span text:style-name="T4">,</text:span><text:span text:style-name="T4"> </text:span><text:span text:style-name="T4">u</text:span><text:span text:style-name="T4">n</text:span><text:span text:style-name="T4">s</text:span><text:span text:style-name="T4">e</text:span><text:span text:style-name="T4">c</text:span><text:span text:style-name="T4">u</text:span><text:span text:style-name="T4">r</text:span><text:span text:style-name="T4">e</text:span><text:span text:style-name="T4">d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a</text:span><text:span text:style-name="T4">r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</text:span><text:span text:style-name="T4">e</text:span><text:span text:style-name="T4">l</text:span><text:span text:style-name="T4">y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r</text:span><text:span text:style-name="T4">e</text:span><text:span text:style-name="T4">a</text:span><text:span text:style-name="T4"> </text:span><text:span text:style-name="T4">o</text:span><text:span text:style-name="T4">f</text:span><text:span text:style-name="T4"> </text:span><text:span text:style-name="T4">e</text:span><text:span text:style-name="T4">f</text:span><text:span text:style-name="T4">f</text:span><text:span text:style-name="T4">e</text:span><text:span text:style-name="T4">c</text:span><text:span text:style-name="T4">t</text:span><text:span text:style-name="T4"> </text:span><text:span text:style-name="T4">a</text:span><text:span text:style-name="T4">r</text:span><text:span text:style-name="T4">e</text:span><text:span text:style-name="T4"> </text:span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p</text:span><text:span text:style-name="T4">u</text:span><text:span text:style-name="T4">s</text:span><text:span text:style-name="T4">h</text:span><text:span text:style-name="T4">e</text:span><text:span text:style-name="T4">d</text:span><text:span text:style-name="T4"> </text:span><text:span text:style-name="T4">1</text:span><text:span text:style-name="T4">0</text:span><text:span text:style-name="T4"> </text:span><text:span text:style-name="T4">f</text:span><text:span text:style-name="T4">e</text:span><text:span text:style-name="T4">e</text:span><text:span text:style-name="T4">t</text:span><text:span text:style-name="T4"> </text:span><text:span text:style-name="T4">a</text:span><text:span text:style-name="T4">w</text:span><text:span text:style-name="T4">a</text:span><text:span text:style-name="T4">y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y</text:span><text:span text:style-name="T4">o</text:span><text:span text:style-name="T4">u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’</text:span><text:span text:style-name="T4">s</text:span><text:span text:style-name="T4"> </text:span><text:span text:style-name="T4">e</text:span><text:span text:style-name="T4">f</text:span><text:span text:style-name="T4">f</text:span><text:span text:style-name="T4">e</text:span><text:span text:style-name="T4">c</text:span><text:span text:style-name="T4">t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e</text:span><text:span text:style-name="T4">m</text:span><text:span text:style-name="T4">i</text:span><text:span text:style-name="T4">t</text:span><text:span text:style-name="T4">s</text:span><text:span text:style-name="T4"> </text:span><text:span text:style-name="T4">a</text:span><text:span text:style-name="T4"> </text:span><text:span text:style-name="T4">t</text:span><text:span text:style-name="T4">h</text:span><text:span text:style-name="T4">u</text:span><text:span text:style-name="T4">n</text:span><text:span text:style-name="T4">d</text:span><text:span text:style-name="T4">e</text:span><text:span text:style-name="T4">r</text:span><text:span text:style-name="T4">o</text:span><text:span text:style-name="T4">u</text:span><text:span text:style-name="T4">s</text:span><text:span text:style-name="T4"> </text:span><text:span text:style-name="T4">b</text:span><text:span text:style-name="T4">o</text:span><text:span text:style-name="T4">o</text:span><text:span text:style-name="T4">m</text:span><text:span text:style-name="T4"> </text:span><text:span text:style-name="T4">a</text:span><text:span text:style-name="T4">u</text:span><text:span text:style-name="T4">d</text:span><text:span text:style-name="T4">i</text:span><text:span text:style-name="T4">b</text:span><text:span text:style-name="T4">l</text:span><text:span text:style-name="T4">e</text:span><text:span text:style-name="T4"> </text:span><text:span text:style-name="T4">o</text:span><text:span text:style-name="T4">u</text:span><text:span text:style-name="T4">t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0</text:span><text:span text:style-name="T4"> </text:span><text:span text:style-name="T4">f</text:span><text:span text:style-name="T4">e</text:span><text:span text:style-name="T4">e</text:span><text:span text:style-name="T4">t</text:span><text:span text:style-name="T4">.</text:span></text:p>
            <text:p><text:span text:style-name="T4"/></text:p>
            <text:p><text:span text:style-name="T4">A</text:span><text:span text:style-name="T4">t</text:span><text:span text:style-name="T4"> </text:span><text:span text:style-name="T4">H</text:span><text:span text:style-name="T4">i</text:span><text:span text:style-name="T4">g</text:span><text:span text:style-name="T4">h</text:span><text:span text:style-name="T4">e</text:span><text:span text:style-name="T4">r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s</text:span><text:span text:style-name="T4">W</text:span><text:span text:style-name="T4">h</text:span><text:span text:style-name="T4">e</text:span><text:span text:style-name="T4">n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s</text:span><text:span text:style-name="T4">t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s</text:span><text:span text:style-name="T4">l</text:span><text:span text:style-name="T4">o</text:span><text:span text:style-name="T4">t</text:span><text:span text:style-name="T4"> </text:span><text:span text:style-name="T4">o</text:span><text:span text:style-name="T4">f</text:span><text:span text:style-name="T4"> </text:span><text:span text:style-name="T4">2</text:span><text:span text:style-name="T4">n</text:span><text:span text:style-name="T4">d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o</text:span><text:span text:style-name="T4">r</text:span><text:span text:style-name="T4"> </text:span><text:span text:style-name="T4">h</text:span><text:span text:style-name="T4">i</text:span><text:span text:style-name="T4">g</text:span><text:span text:style-name="T4">h</text:span><text:span text:style-name="T4">e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b</text:span><text:span text:style-name="T4">y</text:span><text:span text:style-name="T4"> </text:span><text:span text:style-name="T4">1</text:span><text:span text:style-name="T4">d</text:span><text:span text:style-name="T4">8</text:span><text:span text:style-name="T4"> </text:span><text:span text:style-name="T4">f</text:span><text:span text:style-name="T4">o</text:span><text:span text:style-name="T4">r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s</text:span><text:span text:style-name="T4">l</text:span><text:span text:style-name="T4">o</text:span><text:span text:style-name="T4">t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a</text:span><text:span text:style-name="T4">b</text:span><text:span text:style-name="T4">o</text:span><text:span text:style-name="T4">v</text:span><text:span text:style-name="T4">e</text:span><text:span text:style-name="T4"> </text:span><text:span text:style-name="T4">1</text:span><text:span text:style-name="T4">s</text:span><text:span text:style-name="T4">t</text:span><text:span text:style-name="T4">.</text:span></text:p>
          </draw:text-box>
        </draw:frame>
        <draw:frame draw:style-name="gr16" draw:text-style-name="P11" draw:layer="layout" svg:width="3.228cm" svg:height="1.195cm" svg:x="0.158cm" svg:y="0.075cm">
          <draw:text-box>
            <text:p><text:span text:style-name="T6">Level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88cm" fo:page-height="34.9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11T17:10:34.291082404</dc:date>
    <meta:editing-duration>PT34M59S</meta:editing-duration>
    <meta:editing-cycles>10</meta:editing-cycles>
    <meta:generator>LibreOffice/6.0.7.3$Linux_X86_64 LibreOffice_project/00m0$Build-3</meta:generator>
    <meta:document-statistic meta:object-count="129"/>
  </office:meta>
</office:document-meta>
</file>